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style:font-name="Segoe UI Emoji" style:font-name-complex="Segoe UI Emoji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style:font-name="Segoe UI Emoji" style:font-name-complex="Segoe UI Emoji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style:font-name="Segoe UI Emoji" style:font-name-complex="Segoe UI Emoji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T9" style:parent-style-name="Policepardéfaut" style:family="text">
      <style:text-properties style:font-name="Segoe UI Emoji" style:font-name-complex="Segoe UI Emoji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style:font-name="Segoe UI Emoji" style:font-name-complex="Segoe UI Emoji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style:font-name="Segoe UI Emoji" style:font-name-complex="Segoe UI Emoji"/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style:font-name="Segoe UI Emoji" style:font-name-complex="Segoe UI Emoji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style:font-name="Segoe UI Emoji" style:font-name-complex="Segoe UI Emoji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style:font-name="Segoe UI Emoji" style:font-name-complex="Segoe UI Emoji"/>
    </style:style>
    <style:style style:name="T22" style:parent-style-name="Policepardéfaut" style:family="text">
      <style:text-properties fo:font-style="italic" style:font-style-asian="italic" style:font-style-complex="italic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style:font-name="Segoe UI Emoji" style:font-name-complex="Segoe UI Emoji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style:font-name="Segoe UI Emoji" style:font-name-complex="Segoe UI Emoji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style:font-name="Segoe UI Emoji" style:font-name-complex="Segoe UI Emoji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style:font-name="Segoe UI Emoji" style:font-name-complex="Segoe UI Emoji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style:font-name="Segoe UI Emoji" style:font-name-complex="Segoe UI Emoji"/>
    </style:style>
    <style:style style:name="T33" style:parent-style-name="Policepardéfaut" style:family="text">
      <style:text-properties fo:font-style="italic" style:font-style-asian="italic" style:font-style-complex="italic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style:font-name="Segoe UI Emoji" style:font-name-complex="Segoe UI Emoji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T38" style:parent-style-name="Policepardéfaut" style:family="text">
      <style:text-properties style:font-name="Segoe UI Emoji" style:font-name-complex="Segoe UI Emoji"/>
    </style:style>
    <style:style style:name="T39" style:parent-style-name="Policepardéfaut" style:family="text">
      <style:text-properties fo:font-style="italic" style:font-style-asian="italic" style:font-style-complex="italic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style:font-name="Segoe UI Emoji" style:font-name-complex="Segoe UI Emoji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style:font-name="Segoe UI Emoji" style:font-name-complex="Segoe UI Emoji"/>
    </style:style>
    <style:style style:name="T44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EASER FORMATION</text:p>
      <text:p text:style-name="Normal"/>
      <text:p text:style-name="Normal"><text:span text:style-name="T2">🎥</text:span><text:s/><text:span text:style-name="T3">SCRIPT TEASER – DURÉE 45 SECONDES MAX</text:span></text:p>
      <text:p text:style-name="Normal"><text:span text:style-name="T4">🎙️</text:span><text:s/><text:span text:style-name="T5">(Voix off grave et posée, musique de tension légère)</text:span></text:p>
      <text:p text:style-name="Normal"><text:span text:style-name="T6">"Êtes-vous vraiment en règle… avec vos bénéficiaires effectifs ?"</text:span></text:p>
      <text:p text:style-name="Normal"><text:span text:style-name="T7">⏳</text:span><text:s/><text:span text:style-name="T8">Silence dramatique</text:span><text:line-break/><text:span text:style-name="T9">🔍</text:span><text:s/><text:span text:style-name="T10">"Vous avez une entreprise ? Une SCI ? Une structure commerciale ?"</text:span><text:line-break/><text:span text:style-name="T11">⚖️</text:span><text:s/><text:span text:style-name="T12">"La loi vous impose de déclarer vos bénéficiaires effectifs…"</text:span></text:p>
      <text:p text:style-name="Normal"><text:span text:style-name="T13">📛</text:span><text:s/><text:span text:style-name="T14">Zoom sur le marteau du juge</text:span></text:p>
      <text:p text:style-name="Normal"><text:span text:style-name="T15">"Et si vous ne le faites pas…"</text:span><text:line-break/><text:span text:style-name="T16">⛓️</text:span><text:s/><text:span text:style-name="T17">bruit métallique de prison</text:span><text:line-break/><text:span text:style-name="T18">"…vous risquez de le découvrir trop tard."</text:span></text:p>
      <text:p text:style-name="Normal"><text:span text:style-name="T19">🎯</text:span><text:s/><text:span text:style-name="T20">"Pas de panique. On vous explique tout."</text:span></text:p>
      <text:p text:style-name="Normal"><text:span text:style-name="T21">📚</text:span><text:s/><text:span text:style-name="T22">Transition dynamique avec effets modernes</text:span></text:p>
      <text:p text:style-name="Normal"><text:span text:style-name="T23">Formation Spéciale : Lutte contre le blanchiment de capitaux &amp; Identification des bénéficiaires effectifs</text:span></text:p>
      <text:p text:style-name="Normal"><text:span text:style-name="T24">📍</text:span><text:s/><text:span text:style-name="T25">Lieu : Abidjan, Cocody</text:span><text:line-break/><text:span text:style-name="T26">🗓️</text:span><text:s/><text:span text:style-name="T27">Date : 30 août 2025</text:span><text:line-break/><text:span text:style-name="T28">⏰</text:span><text:s/><text:span text:style-name="T29">Heure : 9h à 12h</text:span><text:line-break/><text:span text:style-name="T30">💰</text:span><text:s/><text:span text:style-name="T31">Tarif : 30 000 FCFA</text:span></text:p>
      <text:p text:style-name="Normal"><text:span text:style-name="T32">🧠</text:span><text:s/><text:span text:style-name="T33">Panel d’experts : Fiscalistes, juristes, comptables.</text:span></text:p>
      <text:p text:style-name="Normal"><text:span text:style-name="T34">"Comprenez vos obligations. Maîtrisez vos responsabilités. Protégez-vous."</text:span></text:p>
      <text:p text:style-name="Normal"><text:span text:style-name="T35">🚨</text:span><text:s/><text:span text:style-name="T36">Slogan final, avec punch :</text:span></text:p>
      <text:p text:style-name="Normal"><text:span text:style-name="T37">"Ignorer la loi, c’est prendre le risque de l’apprendre… en prison."</text:span><text:line-break/><text:span text:style-name="T38">📞</text:span><text:s/><text:span text:style-name="T39">Appels à l’action dynamiques</text:span><text:line-break/><text:span text:style-name="T40">Réservez maintenant – Places limitées !</text:span><text:line-break/><text:span text:style-name="T41">📱</text:span><text:s/><text:span text:style-name="T42">27 22 42 14 43 / 07 67 13 19 93</text:span></text:p>
      <text:p text:style-name="Normal"><text:span text:style-name="T43">📽️</text:span><text:s/><text:span text:style-name="T44">Fin sur le logo DC-KNOWING + slogan “The Despote Partner”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philip</meta:initial-creator>
    <dc:creator>marie philip</dc:creator>
    <meta:creation-date>2025-08-06T11:03:00Z</meta:creation-date>
    <dc:date>2025-08-06T11:05:00Z</dc:date>
    <meta:template xlink:href="Normal.dotm" xlink:type="simple"/>
    <meta:editing-cycles>1</meta:editing-cycles>
    <meta:editing-duration>PT120S</meta:editing-duration>
    <meta:document-statistic meta:page-count="1" meta:paragraph-count="2" meta:word-count="178" meta:character-count="1158" meta:row-count="8" meta:non-whitespace-character-count="982"/>
  </office:meta>
</office:document-meta>
</file>